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paragraph-rsid="000ab81d"/>
    </style:style>
    <style:style style:name="P2" style:family="paragraph" style:parent-style-name="Standard">
      <style:paragraph-properties fo:text-align="start" style:justify-single-word="false"/>
      <style:text-properties officeooo:rsid="000ab81d" officeooo:paragraph-rsid="000ab81d"/>
    </style:style>
    <style:style style:name="P3" style:family="paragraph" style:parent-style-name="Standard">
      <style:paragraph-properties fo:text-align="center" style:justify-single-word="false"/>
      <style:text-properties officeooo:rsid="000c1a3c" officeooo:paragraph-rsid="000c1a3c"/>
    </style:style>
    <style:style style:name="P4" style:family="paragraph" style:parent-style-name="Table_20_Contents">
      <style:text-properties style:font-name="Times New Roman" fo:font-weight="bold" officeooo:rsid="001a75a1" officeooo:paragraph-rsid="000ab81d" style:font-weight-asian="bold" style:font-weight-complex="bold"/>
    </style:style>
    <style:style style:name="P5" style:family="paragraph" style:parent-style-name="Table_20_Contents">
      <style:text-properties style:font-name="Times New Roman" officeooo:rsid="001a75a1" officeooo:paragraph-rsid="000ab81d"/>
    </style:style>
    <style:style style:name="P6" style:family="paragraph" style:parent-style-name="Table_20_Contents">
      <style:text-properties style:font-name="Times New Roman" fo:font-size="10pt" officeooo:rsid="001a75a1" officeooo:paragraph-rsid="000ab81d" style:font-size-asian="10pt" style:font-size-complex="10pt"/>
    </style:style>
    <style:style style:name="P7" style:family="paragraph" style:parent-style-name="Table_20_Contents">
      <style:text-properties style:font-name="Times New Roman" officeooo:paragraph-rsid="000ab81d"/>
    </style:style>
    <style:style style:name="P8" style:family="paragraph" style:parent-style-name="Table_20_Contents">
      <style:text-properties style:font-name="Times New Roman" officeooo:rsid="000ab81d" officeooo:paragraph-rsid="000ab8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ews, Advice</text:p>
      <text:p text:style-name="P2">Hak5</text:p>
      <text:p text:style-name="P2">InfoSec</text:p>
      <table:table table:name="Table1" table:style-name="Table1">
        <table:table-column table:style-name="Table1.A"/>
        <table:table-column table:style-name="Table1.B"/>
        <table:table-row table:style-name="TableLine1684627916208">
          <table:table-cell table:style-name="Table1.A1" office:value-type="string">
            <text:p text:style-name="P4">Course Name</text:p>
          </table:table-cell>
          <table:table-cell table:style-name="Table1.A1" office:value-type="string">
            <text:p text:style-name="P7"/>
          </table:table-cell>
        </table:table-row>
        <table:table-row table:style-name="TableLine1684627912672">
          <table:table-cell table:style-name="Table1.A1" office:value-type="string">
            <text:p text:style-name="P5">Resource</text:p>
          </table:table-cell>
          <table:table-cell table:style-name="Table1.A1" office:value-type="string">
            <text:p text:style-name="P6">Link / ISBN</text:p>
          </table:table-cell>
        </table:table-row>
        <table:table-row table:style-name="TableLine1684627914576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6">Additional link</text:p>
          </table:table-cell>
        </table:table-row>
        <table:table-row table:style-name="TableLine1684627902064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13760">
          <table:table-cell table:style-name="Table1.A1" office:value-type="string">
            <text:p text:style-name="P8">zSecurity</text:p>
            <text:p text:style-name="P7">Best Programming Language For Hacking</text:p>
          </table:table-cell>
          <table:table-cell table:style-name="Table1.A1" office:value-type="string">
            <text:p text:style-name="P7">https://youtu.be/a2sA10fVCEo</text:p>
          </table:table-cell>
        </table:table-row>
        <table:table-row table:style-name="TableLine1684627908864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03424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09680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14032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05056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04784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10224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01520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16752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08048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05328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08320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02336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14304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15120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11584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02608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17568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02880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15392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11856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16480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15664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05600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17024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09952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10496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03152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05872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17296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06144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12128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17840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06688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18112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06960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06416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07504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12400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1684627907232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ext:soft-page-break/>
        <table:table-row table:style-name="TableLine1684627910768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9T04:28:35.225000000</meta:creation-date>
    <dc:date>2021-08-19T04:31:54.793000000</dc:date>
    <meta:editing-duration>PT3M19S</meta:editing-duration>
    <meta:editing-cycles>2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10" meta:word-count="19" meta:character-count="142" meta:non-whitespace-character-count="133"/>
  </office:meta>
</office:document-meta>
</file>